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automatic-styles>
    <style:style style:name="P1" style:family="paragraph" style:parent-style-name="Standard">
      <style:text-properties style:font-name="Maple Mono" officeooo:rsid="0016cfc2" officeooo:paragraph-rsid="0016cfc2"/>
    </style:style>
    <style:style style:name="P2" style:family="paragraph" style:parent-style-name="Standard">
      <style:text-properties style:font-name="Maple Mono" officeooo:rsid="0016cfc2" officeooo:paragraph-rsid="001813b0"/>
    </style:style>
    <style:style style:name="P3" style:family="paragraph" style:parent-style-name="Standard">
      <style:text-properties style:font-name="Maple Mono" officeooo:rsid="0016cfc2" officeooo:paragraph-rsid="00186f6e"/>
    </style:style>
    <style:style style:name="P4" style:family="paragraph" style:parent-style-name="Standard">
      <style:text-properties style:font-name="Maple Mono" officeooo:rsid="001813b0" officeooo:paragraph-rsid="001813b0"/>
    </style:style>
    <style:style style:name="T1" style:family="text">
      <style:text-properties officeooo:rsid="001813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ke Up</text:p>
      <text:p text:style-name="P1"/>
      <text:p text:style-name="P4">Morning Routine</text:p>
      <text:p text:style-name="P1">Work</text:p>
      <text:p text:style-name="P1">Shower</text:p>
      <text:p text:style-name="P1"/>
      <text:p text:style-name="P1">Meal 1</text:p>
      <text:p text:style-name="P2">Gam<text:span text:style-name="T1">e</text:span> <text:span text:style-name="T1">| </text:span>Porn <text:span text:style-name="T1">| </text:span>Music <text:span text:style-name="T1">| </text:span>Videos</text:p>
      <text:p text:style-name="P1">Meal 2</text:p>
      <text:p text:style-name="P1"/>
      <text:p text:style-name="P1">Brush My Teeth</text:p>
      <text:p text:style-name="P3">Gam<text:span text:style-name="T1">e</text:span> <text:span text:style-name="T1">| </text:span>Porn <text:span text:style-name="T1">| </text:span>Music <text:span text:style-name="T1">| </text:span>Videos</text:p>
      <text:p text:style-name="P1"/>
      <text:p text:style-name="P1">Sleep</text:p>
      <text:p text:style-name="P1"/>
      <text:p text:style-name="P1"/>
      <text:p text:style-name="P1"/>
      <text:p text:style-name="P2">Wake Up</text:p>
      <text:p text:style-name="P2"/>
      <text:p text:style-name="P2">Shower</text:p>
      <text:p text:style-name="P4">Morning Routine</text:p>
      <text:p text:style-name="P2"/>
      <text:p text:style-name="P2">Meal 1</text:p>
      <text:p text:style-name="P2">Gam<text:span text:style-name="T1">e</text:span> <text:span text:style-name="T1">| </text:span>Porn <text:span text:style-name="T1">| </text:span>Music <text:span text:style-name="T1">| </text:span>Videos</text:p>
      <text:p text:style-name="P2">Meal 2</text:p>
      <text:p text:style-name="P2"/>
      <text:p text:style-name="P2">Brush My Teeth</text:p>
      <text:p text:style-name="P3">Gam<text:span text:style-name="T1">e</text:span> <text:span text:style-name="T1">| </text:span>Porn <text:span text:style-name="T1">| </text:span>Music <text:span text:style-name="T1">| </text:span>Videos</text:p>
      <text:p text:style-name="P2"/>
      <text:p text:style-name="P2">Slee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Maple Mono" svg:font-family="'Maple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18:25:01.369884615</meta:creation-date>
    <dc:date>2024-01-05T18:31:50.398925302</dc:date>
    <meta:editing-duration>PT6M47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19" meta:word-count="55" meta:character-count="234" meta:non-whitespace-character-count="198"/>
  </office:meta>
</office:document-meta>
</file>